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officeooo:rsid="000cf2a9" officeooo:paragraph-rsid="000e77f2" style:font-size-asian="10pt" style:font-size-complex="10pt"/>
    </style:style>
    <style:style style:name="P2" style:family="paragraph" style:parent-style-name="Standard">
      <style:text-properties style:font-name="FreeSans" fo:font-size="10pt" officeooo:rsid="000cf2a9" officeooo:paragraph-rsid="000cf2a9" style:font-size-asian="10pt" style:font-size-complex="10pt"/>
    </style:style>
    <style:style style:name="P3" style:family="paragraph" style:parent-style-name="Standard">
      <style:text-properties style:font-name="FreeSans" fo:font-size="10pt" officeooo:rsid="000cf2a9" officeooo:paragraph-rsid="000fac45" style:font-size-asian="10pt" style:font-size-complex="10pt"/>
    </style:style>
    <style:style style:name="P4" style:family="paragraph" style:parent-style-name="Standard">
      <style:text-properties style:font-name="FreeSans" fo:font-size="10pt" officeooo:rsid="000cf2a9" officeooo:paragraph-rsid="001135ab" style:font-size-asian="10pt" style:font-size-complex="10pt"/>
    </style:style>
    <style:style style:name="P5" style:family="paragraph" style:parent-style-name="Standard">
      <style:text-properties style:font-name="FreeSans" fo:font-size="10pt" officeooo:rsid="000cf2a9" officeooo:paragraph-rsid="00128f04" style:font-size-asian="10pt" style:font-size-complex="10pt"/>
    </style:style>
    <style:style style:name="P6" style:family="paragraph" style:parent-style-name="Standard">
      <style:text-properties style:font-name="FreeSans" fo:font-size="10pt" officeooo:rsid="000e77f2" officeooo:paragraph-rsid="000e77f2" style:font-size-asian="10pt" style:font-size-complex="10pt"/>
    </style:style>
    <style:style style:name="P7" style:family="paragraph" style:parent-style-name="Standard">
      <style:text-properties style:font-name="FreeSans" fo:font-size="10pt" officeooo:rsid="000e77f2" officeooo:paragraph-rsid="000fac45" style:font-size-asian="10pt" style:font-size-complex="10pt"/>
    </style:style>
    <style:style style:name="P8" style:family="paragraph" style:parent-style-name="Standard">
      <style:text-properties style:font-name="FreeSans" fo:font-size="10pt" officeooo:rsid="000fac45" officeooo:paragraph-rsid="000fac45" style:font-size-asian="10pt" style:font-size-complex="10pt"/>
    </style:style>
    <style:style style:name="P9" style:family="paragraph" style:parent-style-name="Standard">
      <style:text-properties style:font-name="FreeSans" fo:font-size="10pt" officeooo:rsid="000fac45" officeooo:paragraph-rsid="00129a67" style:font-size-asian="10pt" style:font-size-complex="10pt"/>
    </style:style>
    <style:style style:name="P10" style:family="paragraph" style:parent-style-name="Standard">
      <style:text-properties style:font-name="FreeSans" fo:font-size="10pt" officeooo:rsid="001135ab" officeooo:paragraph-rsid="001135ab" style:font-size-asian="10pt" style:font-size-complex="10pt"/>
    </style:style>
    <style:style style:name="P11" style:family="paragraph" style:parent-style-name="Standard">
      <style:text-properties style:font-name="FreeSans" fo:font-size="10pt" officeooo:rsid="00128f04" officeooo:paragraph-rsid="00128f04" style:font-size-asian="10pt" style:font-size-complex="10pt"/>
    </style:style>
    <style:style style:name="P12" style:family="paragraph" style:parent-style-name="Standard">
      <style:text-properties style:font-name="FreeSans" fo:font-size="10pt" officeooo:rsid="00128f04" officeooo:paragraph-rsid="00129a67" style:font-size-asian="10pt" style:font-size-complex="10pt"/>
    </style:style>
    <style:style style:name="P13" style:family="paragraph" style:parent-style-name="Standard">
      <style:text-properties style:font-name="FreeSans" fo:font-size="10pt" officeooo:rsid="00129a67" officeooo:paragraph-rsid="00129a67" style:font-size-asian="10pt" style:font-size-complex="10pt"/>
    </style:style>
    <style:style style:name="P14" style:family="paragraph" style:parent-style-name="Standard">
      <style:text-properties style:font-name="FreeSans" fo:font-size="10pt" officeooo:rsid="00129dc6" officeooo:paragraph-rsid="00129dc6" style:font-size-asian="10pt" style:font-size-complex="10pt"/>
    </style:style>
    <style:style style:name="P15" style:family="paragraph" style:parent-style-name="Standard">
      <style:text-properties style:font-name="FreeSans" fo:font-size="10pt" officeooo:rsid="00129dc6" officeooo:paragraph-rsid="001507b8" style:font-size-asian="10pt" style:font-size-complex="10pt"/>
    </style:style>
    <style:style style:name="P16" style:family="paragraph" style:parent-style-name="Standard">
      <style:text-properties style:font-name="FreeSans" fo:font-size="10pt" officeooo:rsid="00129dc6" officeooo:paragraph-rsid="0016a0ba" style:font-size-asian="10pt" style:font-size-complex="10pt"/>
    </style:style>
    <style:style style:name="P17" style:family="paragraph" style:parent-style-name="Standard">
      <style:text-properties style:font-name="FreeSans" fo:font-size="10pt" officeooo:rsid="001507b8" officeooo:paragraph-rsid="001507b8" style:font-size-asian="10pt" style:font-size-complex="10pt"/>
    </style:style>
    <style:style style:name="P18" style:family="paragraph" style:parent-style-name="Standard">
      <style:text-properties style:font-name="FreeSans" fo:font-size="10pt" fo:font-style="italic" officeooo:rsid="000cf2a9" officeooo:paragraph-rsid="000e77f2" style:font-size-asian="10pt" style:font-style-asian="italic" style:font-size-complex="10pt" style:font-style-complex="italic"/>
    </style:style>
    <style:style style:name="P19" style:family="paragraph" style:parent-style-name="Standard">
      <style:text-properties style:font-name="FreeSans" fo:font-size="10pt" fo:font-style="italic" officeooo:rsid="000cf2a9" officeooo:paragraph-rsid="000cf2a9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FreeSans" fo:font-size="10pt" fo:font-style="italic" officeooo:rsid="000cf2a9" officeooo:paragraph-rsid="000fac45" style:font-size-asian="10pt" style:font-style-asian="italic" style:font-size-complex="10pt" style:font-style-complex="italic"/>
    </style:style>
    <style:style style:name="P21" style:family="paragraph" style:parent-style-name="Standard">
      <style:text-properties style:font-name="FreeSans" fo:font-size="10pt" fo:font-style="italic" officeooo:rsid="000e77f2" officeooo:paragraph-rsid="000e77f2" style:font-size-asian="10pt" style:font-style-asian="italic" style:font-size-complex="10pt" style:font-style-complex="italic"/>
    </style:style>
    <style:style style:name="P22" style:family="paragraph" style:parent-style-name="Standard">
      <style:text-properties style:font-name="FreeSans" fo:font-size="10pt" fo:font-style="italic" officeooo:rsid="000e77f2" officeooo:paragraph-rsid="00129a67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FreeSans" fo:font-size="10pt" fo:font-style="italic" officeooo:rsid="000e77f2" officeooo:paragraph-rsid="000fac45" style:font-size-asian="10pt" style:font-style-asian="italic" style:font-size-complex="10pt" style:font-style-complex="italic"/>
    </style:style>
    <style:style style:name="P24" style:family="paragraph" style:parent-style-name="Standard">
      <style:text-properties style:font-name="FreeSans" fo:font-size="10pt" fo:font-style="italic" officeooo:rsid="000fac45" officeooo:paragraph-rsid="000e77f2" style:font-size-asian="10pt" style:font-style-asian="italic" style:font-size-complex="10pt" style:font-style-complex="italic"/>
    </style:style>
    <style:style style:name="P25" style:family="paragraph" style:parent-style-name="Standard">
      <style:text-properties style:font-name="FreeSans" fo:font-size="10pt" fo:font-style="italic" officeooo:rsid="000fac45" officeooo:paragraph-rsid="00129a67" style:font-size-asian="10pt" style:font-style-asian="italic" style:font-size-complex="10pt" style:font-style-complex="italic"/>
    </style:style>
    <style:style style:name="P26" style:family="paragraph" style:parent-style-name="Standard">
      <style:text-properties style:font-name="FreeSans" fo:font-size="10pt" fo:font-style="italic" style:text-underline-style="none" officeooo:rsid="000e77f2" officeooo:paragraph-rsid="000fac45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FreeSans" fo:font-size="10pt" fo:font-style="italic" style:text-underline-style="none" fo:font-weight="normal" officeooo:rsid="0017874a" officeooo:paragraph-rsid="0017874a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e77f2" style:font-size-asian="10pt" style:font-size-complex="10pt"/>
    </style:style>
    <style:style style:name="P29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fac45" style:font-size-asian="10pt" style:font-size-complex="10pt"/>
    </style:style>
    <style:style style:name="P30" style:family="paragraph" style:parent-style-name="Standard">
      <style:text-properties style:font-name="FreeSans" fo:font-size="10pt" style:text-underline-style="solid" style:text-underline-width="auto" style:text-underline-color="font-color" officeooo:rsid="000fac45" officeooo:paragraph-rsid="000fac45" style:font-size-asian="10pt" style:font-size-complex="10pt"/>
    </style:style>
    <style:style style:name="P31" style:family="paragraph" style:parent-style-name="Standard">
      <style:text-properties style:font-name="FreeSans" fo:font-size="10pt" style:text-underline-style="solid" style:text-underline-width="auto" style:text-underline-color="font-color" officeooo:rsid="000fac45" officeooo:paragraph-rsid="00129a67" style:font-size-asian="10pt" style:font-size-complex="10pt"/>
    </style:style>
    <style:style style:name="P32" style:family="paragraph" style:parent-style-name="Standard">
      <style:text-properties style:font-name="FreeSans" fo:font-size="10pt" style:text-underline-style="solid" style:text-underline-width="auto" style:text-underline-color="font-color" officeooo:rsid="000cf2a9" officeooo:paragraph-rsid="000e77f2" style:font-size-asian="10pt" style:font-size-complex="10pt"/>
    </style:style>
    <style:style style:name="P33" style:family="paragraph" style:parent-style-name="Standard">
      <style:text-properties style:font-name="FreeSans" fo:font-size="10pt" style:text-underline-style="solid" style:text-underline-width="auto" style:text-underline-color="font-color" officeooo:rsid="00129dc6" officeooo:paragraph-rsid="00129dc6" style:font-size-asian="10pt" style:font-size-complex="10pt"/>
    </style:style>
    <style:style style:name="P34" style:family="paragraph" style:parent-style-name="Standard">
      <style:text-properties style:font-name="FreeSans" fo:font-size="10pt" style:text-underline-style="solid" style:text-underline-width="auto" style:text-underline-color="font-color" officeooo:rsid="001507b8" officeooo:paragraph-rsid="001507b8" style:font-size-asian="10pt" style:font-size-complex="10pt"/>
    </style:style>
    <style:style style:name="P35" style:family="paragraph" style:parent-style-name="Standard">
      <style:text-properties style:font-name="FreeSans" fo:font-size="10pt" style:text-underline-style="solid" style:text-underline-width="auto" style:text-underline-color="font-color" officeooo:rsid="001507b8" officeooo:paragraph-rsid="0016a0ba" style:font-size-asian="10pt" style:font-size-complex="10pt"/>
    </style:style>
    <style:style style:name="P36" style:family="paragraph" style:parent-style-name="Standard">
      <style:text-properties style:font-name="FreeSans" fo:font-size="10pt" style:text-underline-style="solid" style:text-underline-width="auto" style:text-underline-color="font-color" fo:font-weight="normal" officeooo:rsid="000e77f2" officeooo:paragraph-rsid="000e77f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fac45" officeooo:paragraph-rsid="000fac4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cf2a9" officeooo:paragraph-rsid="000e77f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1135ab" officeooo:paragraph-rsid="001135ab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FreeSans" fo:font-size="10pt" style:text-underline-style="none" officeooo:rsid="001135ab" officeooo:paragraph-rsid="001135ab" style:font-size-asian="10pt" style:font-size-complex="10pt"/>
    </style:style>
    <style:style style:name="P41" style:family="paragraph" style:parent-style-name="Standard">
      <style:text-properties style:font-name="FreeSans" fo:font-size="10pt" fo:font-weight="bold" officeooo:rsid="001135ab" officeooo:paragraph-rsid="001135ab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FreeSans" fo:font-size="10pt" fo:font-style="normal" officeooo:rsid="0016a0ba" officeooo:paragraph-rsid="0016a0ba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0fac45" officeooo:paragraph-rsid="000fac45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FreeSans" fo:font-size="10pt" officeooo:rsid="000fac45" officeooo:paragraph-rsid="000fac45" style:font-size-asian="10pt" style:font-size-complex="10pt"/>
    </style:style>
    <style:style style:name="P45" style:family="paragraph" style:parent-style-name="Standard">
      <style:text-properties style:font-name="FreeSans" fo:font-size="10pt" officeooo:rsid="0018f0d3" officeooo:paragraph-rsid="000fac45" style:font-size-asian="10pt" style:font-size-complex="10pt"/>
    </style:style>
    <style:style style:name="P46" style:family="paragraph" style:parent-style-name="Standard">
      <style:text-properties style:font-name="FreeSans" fo:font-size="10pt" officeooo:rsid="0018f0d3" officeooo:paragraph-rsid="0018f0d3" style:font-size-asian="10pt" style:font-size-complex="10pt"/>
    </style:style>
    <style:style style:name="P47" style:family="paragraph" style:parent-style-name="Standard">
      <style:text-properties style:font-name="FreeSans" fo:font-size="10pt" officeooo:rsid="000cf2a9" officeooo:paragraph-rsid="00128f04" style:font-size-asian="10pt" style:font-size-complex="10pt"/>
    </style:style>
    <style:style style:name="P48" style:family="paragraph" style:parent-style-name="Standard">
      <style:text-properties style:font-name="FreeSans" fo:font-size="10pt" officeooo:rsid="00129dc6" officeooo:paragraph-rsid="00129dc6" style:font-size-asian="10pt" style:font-size-complex="10pt"/>
    </style:style>
    <style:style style:name="P49" style:family="paragraph" style:parent-style-name="Standard">
      <style:text-properties style:font-name="FreeSans" fo:font-size="10pt" officeooo:rsid="001507b8" officeooo:paragraph-rsid="001507b8" style:font-size-asian="10pt" style:font-size-complex="10pt"/>
    </style:style>
    <style:style style:name="P50" style:family="paragraph" style:parent-style-name="Standard">
      <style:text-properties style:font-name="FreeSans" fo:font-size="10pt" fo:font-style="italic" officeooo:rsid="000fac45" officeooo:paragraph-rsid="00129dc6" style:font-size-asian="10pt" style:font-style-asian="italic" style:font-size-complex="10pt" style:font-style-complex="italic"/>
    </style:style>
    <style:style style:name="P51" style:family="paragraph" style:parent-style-name="Standard">
      <style:text-properties style:font-name="FreeSans" fo:font-size="10pt" fo:font-style="italic" officeooo:rsid="000fac45" officeooo:paragraph-rsid="0016a0ba" style:font-size-asian="10pt" style:font-style-asian="italic" style:font-size-complex="10pt" style:font-style-complex="italic"/>
    </style:style>
    <style:style style:name="P52" style:family="paragraph" style:parent-style-name="Standard">
      <style:text-properties style:font-name="FreeSans" fo:font-size="10pt" fo:font-style="italic" officeooo:rsid="000fac45" officeooo:paragraph-rsid="001507b8" style:font-size-asian="10pt" style:font-style-asian="italic" style:font-size-complex="10pt" style:font-style-complex="italic"/>
    </style:style>
    <style:style style:name="P53" style:family="paragraph" style:parent-style-name="Standard">
      <style:text-properties style:font-name="FreeSans" fo:font-size="10pt" fo:font-style="normal" officeooo:rsid="000fac45" officeooo:paragraph-rsid="0016a0ba" style:font-size-asian="10pt" style:font-style-asian="normal" style:font-size-complex="10pt" style:font-style-complex="normal"/>
    </style:style>
    <style:style style:name="T1" style:family="text">
      <style:text-properties officeooo:rsid="000e77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35ab" style:font-weight-asian="bold" style:font-weight-complex="bold"/>
    </style:style>
    <style:style style:name="T4" style:family="text">
      <style:text-properties fo:font-weight="bold" officeooo:rsid="000fac4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8f04" style:font-weight-asian="normal" style:font-weight-complex="normal"/>
    </style:style>
    <style:style style:name="T7" style:family="text">
      <style:text-properties officeooo:rsid="000cf2a9"/>
    </style:style>
    <style:style style:name="T8" style:family="text">
      <style:text-properties officeooo:rsid="000fac45"/>
    </style:style>
    <style:style style:name="T9" style:family="text">
      <style:text-properties officeooo:rsid="001135ab"/>
    </style:style>
    <style:style style:name="T10" style:family="text">
      <style:text-properties officeooo:rsid="00128f04"/>
    </style:style>
    <style:style style:name="T11" style:family="text">
      <style:text-properties officeooo:rsid="00129a6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e77f2" style:font-style-asian="italic" style:font-style-complex="italic"/>
    </style:style>
    <style:style style:name="T14" style:family="text">
      <style:text-properties fo:font-style="italic" officeooo:rsid="000fac45" style:font-style-asian="italic" style:font-style-complex="italic"/>
    </style:style>
    <style:style style:name="T15" style:family="text">
      <style:text-properties fo:font-style="italic" officeooo:rsid="001507b8" style:font-style-asian="italic" style:font-style-complex="italic"/>
    </style:style>
    <style:style style:name="T16" style:family="text">
      <style:text-properties fo:font-style="italic" officeooo:rsid="0016a0ba" style:font-style-asian="italic" style:font-style-complex="italic"/>
    </style:style>
    <style:style style:name="T17" style:family="text">
      <style:text-properties officeooo:rsid="001507b8"/>
    </style:style>
    <style:style style:name="T18" style:family="text">
      <style:text-properties officeooo:rsid="0016a0ba"/>
    </style:style>
    <style:style style:name="T19" style:family="text">
      <style:text-properties officeooo:rsid="0018f0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La BlueFrog-V<text:span text:style-name="T9">2</text:span></text:p>
      <text:p text:style-name="P37"/>
      <text:p text:style-name="P43">Low-level API Contents</text:p>
      <text:p text:style-name="P39">Release 0.a</text:p>
      <text:p text:style-name="P38"/>
      <text:p text:style-name="P38"/>
      <text:p text:style-name="P27">Note : the .h files that expose the functions, types and macros defined below are located under …/libraries/BlueFrogV2-Lib/inc/LBF_API. The cores of the functions are under …/libraries/BlueFrogV2-Lib/src/LBF_API.</text:p>
      <text:p text:style-name="P27"/>
      <text:p text:style-name="P27"/>
      <text:p text:style-name="P38"/>
      <text:p text:style-name="P36">Custom Type Definitions :</text:p>
      <text:p text:style-name="P1"/>
      <text:p text:style-name="P18"><text:span text:style-name="T1">(from file </text:span>custom_types.<text:span text:style-name="T1">h)</text:span></text:p>
      <text:p text:style-name="P2"/>
      <text:p text:style-name="P2">typedef enum { </text:p>
      <text:p text:style-name="P2"><text:s text:c="2"/><text:span text:style-name="T2">FALSE</text:span> = 0, </text:p>
      <text:p text:style-name="P2"><text:s text:c="2"/><text:span text:style-name="T2">TRUE</text:span> = 1 </text:p>
      <text:p text:style-name="P2">} <text:s text:c="3"/></text:p>
      <text:p text:style-name="P2"><text:span text:style-name="T2">boolean_t;</text:span> </text:p>
      <text:p text:style-name="P2"/>
      <text:p text:style-name="P2"/>
      <text:p text:style-name="P10">typedef enum { </text:p>
      <text:p text:style-name="P10"><text:s text:c="2"/><text:span text:style-name="T2">NOK</text:span> = 0, </text:p>
      <text:p text:style-name="P10"><text:s text:c="2"/><text:span text:style-name="T2">OK</text:span> = 1 </text:p>
      <text:p text:style-name="P10">} <text:s text:c="3"/></text:p>
      <text:p text:style-name="P41">ReturnStatus_t;</text:p>
      <text:p text:style-name="P10"/>
      <text:p text:style-name="P2"/>
      <text:p text:style-name="P2"/>
      <text:p text:style-name="P29">On-board LEDs and Slider Switch Control:</text:p>
      <text:p text:style-name="P29"/>
      <text:p text:style-name="P26">(from file<text:span text:style-name="T7"> LBF_LED_Switches_lowlevAPI.h</text:span>)</text:p>
      <text:p text:style-name="P3"/>
      <text:p text:style-name="P3">void <text:span text:style-name="T3">Stm32</text:span><text:span text:style-name="T2">_Led_ON</text:span>(void); </text:p>
      <text:p text:style-name="P4">void<text:span text:style-name="T2"> </text:span><text:span text:style-name="T3">Stm32</text:span><text:span text:style-name="T2">_Led_OFF</text:span>(void); </text:p>
      <text:p text:style-name="P4">void <text:span text:style-name="T3">Stm32</text:span><text:span text:style-name="T2">_Led_TOGGLE</text:span>(void); </text:p>
      <text:p text:style-name="P3"/>
      <text:p text:style-name="P4"><text:span text:style-name="T9">boolean_t </text:span><text:span text:style-name="T3">State_Switch1_IsOn</text:span><text:span text:style-name="T9">(void);</text:span> </text:p>
      <text:p text:style-name="P4"><text:span text:style-name="T9">boolean_t </text:span><text:span text:style-name="T3">State_Switch2_IsOn</text:span><text:span text:style-name="T9">(void);</text:span> </text:p>
      <text:p text:style-name="P3"/>
      <text:p text:style-name="P2"/>
      <text:p text:style-name="P28">Data Flash Control :</text:p>
      <text:p text:style-name="P6"/>
      <text:p text:style-name="P19"><text:span text:style-name="T1">(from file </text:span>LBF_FLASH_lowlevAPI.h<text:span text:style-name="T1">)</text:span></text:p>
      <text:p text:style-name="P2"/>
      <text:p text:style-name="P2">void <text:span text:style-name="T2">FLASH_EraseBulk</text:span>(void); </text:p>
      <text:p text:style-name="P2">void <text:span text:style-name="T2">FLASH_WritePage</text:span>(uint8_t* pBuffer, uint32_t WriteAddr, uint16_t NumByteToWrite); </text:p>
      <text:p text:style-name="P2">void <text:span text:style-name="T2">FLASH_WriteBuffer</text:span>(uint8_t* pBuffer, uint32_t WriteAddr, uint32_t NumByteToWrite); </text:p>
      <text:p text:style-name="P2">void <text:span text:style-name="T2">FLASH_ReadBuffer</text:span>(uint8_t* pBuffer, uint32_t ReadAddr, uint32_t NumByteToRead); </text:p>
      <text:p text:style-name="P2">uint32_t <text:span text:style-name="T2">FLASH_ReadID</text:span>(void); </text:p>
      <text:p text:style-name="P2"/>
      <text:p text:style-name="P40">#define <text:span text:style-name="T2">FLASH_PAGE_LENGTH </text:span><text:s text:c="2"/>0x0100 <text:s/>// 256 bytes per page mode </text:p>
      <text:p text:style-name="P40">#define<text:span text:style-name="T2"> FLASH_NUMBER_OF_PAGES</text:span> <text:s text:c="2"/>32768 <text:s/></text:p>
      <text:p text:style-name="P40">#define <text:span text:style-name="T2">FLASH_CAPACITY</text:span><text:tab/>(FLASH_PAGE_LENGTH * FLASH_NUMBER_OF_PAGES) <text:s text:c="2"/>// 32768 x 256B = 83888608 = 8MB = 64Mb</text:p>
      <text:p text:style-name="P32"/>
      <text:p text:style-name="P32"/>
      <text:p text:style-name="P32"/>
      <text:p text:style-name="P29"><text:soft-page-break/>Direct STM32 GPIO Control :</text:p>
      <text:p text:style-name="P3"/>
      <text:p text:style-name="P20"><text:span text:style-name="T1">(from file </text:span>LBF_GPIO_lowlevAPI.h<text:span text:style-name="T1">)</text:span></text:p>
      <text:p text:style-name="P3"/>
      <text:p text:style-name="P5">#define <text:span text:style-name="T2">GPIO_HIGH</text:span><text:span text:style-name="T5">(PORT,PIN) </text:span><text:span text:style-name="T6"><text:s text:c="13"/>HAL_GPIO_WritePin(PORT, PIN, GPIO_PIN_SET)</text:span></text:p>
      <text:p text:style-name="P5">#define <text:span text:style-name="T2">GPIO_LOW</text:span><text:span text:style-name="T5">(PORT,PIN) </text:span><text:span text:style-name="T6"><text:s text:c="14"/>HAL_GPIO_WritePin(PORT, PIN, GPIO_PIN_RESET)</text:span></text:p>
      <text:p text:style-name="P5">#define <text:span text:style-name="T2">GPIO_TOGGLE</text:span>(PORT,PIN) <text:s/><text:span text:style-name="T10"><text:s text:c="5"/>HAL_GPIO_TogglePin(PORT, PIN)</text:span></text:p>
      <text:p text:style-name="P5"><text:span text:style-name="T10"/></text:p>
      <text:p text:style-name="P46">#define<text:tab/><text:span text:style-name="T2">IS_GPIO_SET</text:span>(PORT, PIN)<text:tab/>(HAL_GPIO_ReadPin(PORT, PIN) == GPIO_PIN_SET)</text:p>
      <text:p text:style-name="P45">#define<text:tab/><text:span text:style-name="T2">IS_GPIO_RESET</text:span>(PORT, PIN)<text:tab/>(HAL_GPIO_ReadPin(PORT, PIN) == GPIO_PIN_RESET)</text:p>
      <text:p text:style-name="P3"/>
      <text:p text:style-name="P3"/>
      <text:p text:style-name="P28">OLED Control :</text:p>
      <text:p text:style-name="P6"/>
      <text:p text:style-name="P19"><text:span text:style-name="T1">(from file</text:span> LFB_OLED_lowlevAPI.h<text:span text:style-name="T1">)</text:span></text:p>
      <text:p text:style-name="P2"/>
      <text:p text:style-name="P11">#define <text:span text:style-name="T2">OLED_CS_LOW</text:span>() <text:s text:c="10"/>GPIO_LOW(OLED_CS_PORT, OLED_CS_PIN) </text:p>
      <text:p text:style-name="P11">#define <text:span text:style-name="T2">OLED_CS_HIGH</text:span>() <text:s text:c="9"/>GPIO_HIGH(OLED_CS_PORT, OLED_CS_PIN) </text:p>
      <text:p text:style-name="P11">#define<text:span text:style-name="T2"> OLED_RS_LOW</text:span>() <text:s text:c="10"/>GPIO_LOW(OLED_RS_PORT, OLED_RS_PIN) </text:p>
      <text:p text:style-name="P11">#define <text:span text:style-name="T2">OLED_RS_HIGH</text:span>() <text:s text:c="9"/>GPIO_HIGH(OLED_RS_PORT, OLED_RS_PIN) </text:p>
      <text:p text:style-name="P11">#define <text:span text:style-name="T2">OLED_RESET_LOW</text:span>() <text:s text:c="7"/>GPIO_LOW(OLED_RESET_PORT, OLED_RESET_PIN) </text:p>
      <text:p text:style-name="P11">#define<text:span text:style-name="T2"> OLED_RESET_HIGH</text:span>() <text:s text:c="6"/>GPIO_HIGH(OLED_RESET_PORT, OLED_RESET_PIN)</text:p>
      <text:p text:style-name="P2"/>
      <text:p text:style-name="P2">/* Colors for OLED in rgb565 format */ </text:p>
      <text:p text:style-name="P2">#define <text:span text:style-name="T2">BLACK</text:span><text:tab/><text:tab/>0x0000 </text:p>
      <text:p text:style-name="P2">#define <text:span text:style-name="T2">WHITE</text:span> <text:tab/><text:tab/>0xFFFF </text:p>
      <text:p text:style-name="P2">#define <text:span text:style-name="T2">RED</text:span><text:tab/><text:tab/>0xF800 </text:p>
      <text:p text:style-name="P2">#define <text:span text:style-name="T2">GREEN</text:span><text:tab/><text:tab/>0x07E0 </text:p>
      <text:p text:style-name="P2">#define <text:span text:style-name="T2">BLUE</text:span><text:tab/><text:tab/>0x001F </text:p>
      <text:p text:style-name="P2">#define <text:span text:style-name="T2">YELLOW</text:span><text:tab/>0xFFE0 </text:p>
      <text:p text:style-name="P2">#define <text:span text:style-name="T2">CYAN</text:span><text:tab/><text:tab/>0x07FF </text:p>
      <text:p text:style-name="P2">#define <text:span text:style-name="T2">LIGHT_BLUE</text:span><text:tab/>0x1C9F </text:p>
      <text:p text:style-name="P2">#define <text:span text:style-name="T2">ORANGE</text:span><text:tab/>0xFD20</text:p>
      <text:p text:style-name="P2"/>
      <text:p text:style-name="P11">/* Screen dimensions - 160x128 for DD-160128FC-1A */ </text:p>
      <text:p text:style-name="P11">#define <text:span text:style-name="T2">X_FULL_SCREEN</text:span> <text:s/>160 </text:p>
      <text:p text:style-name="P11">#define<text:span text:style-name="T2"> Y_FULL_SCREEN</text:span> <text:s/>128</text:p>
      <text:p text:style-name="P2"/>
      <text:p text:style-name="P2">/* <text:s/><text:span text:style-name="T1">OLED SPI </text:span>*/ </text:p>
      <text:p text:style-name="P2">uint8_t <text:span text:style-name="T2">OLED_SPI_TransferByte</text:span> (uint8_t octet); </text:p>
      <text:p text:style-name="P2">void <text:span text:style-name="T2">OLED_SendCmd </text:span>(uint8_t Value); </text:p>
      <text:p text:style-name="P2">void <text:span text:style-name="T2">OLED_SendData</text:span> (uint16_t Value); </text:p>
      <text:p text:style-name="P2">void <text:span text:style-name="T2">OLED_WriteReg</text:span> (uint8_t RegName, uint8_t RegValue); </text:p>
      <text:p text:style-name="P2">void <text:span text:style-name="T2">OLED_DataStart </text:span>(void); </text:p>
      <text:p text:style-name="P2">void <text:span text:style-name="T2">OLED_DataEnd</text:span> (void); </text:p>
      <text:p text:style-name="P2"/>
      <text:p text:style-name="P2">/* <text:span text:style-name="T1">OLED Gfx Generation</text:span> */ </text:p>
      <text:p text:style-name="P2">void <text:span text:style-name="T2">OLED_SetRegion</text:span>(ui<text:span text:style-name="T1">n</text:span>t8_t x, uint8_t y, uint8_t width, uint8_t height); </text:p>
      <text:p text:style-name="P2">void <text:span text:style-name="T2">OLED_Fill</text:span>(uint8_t x, uint8_t y, uint8_t width, uint8_t height, uint16_t color565); </text:p>
      <text:p text:style-name="P2">void <text:span text:style-name="T2">OLED_DisplayBuffer</text:span>(uint8_t x, uint8_t y, uint8_t width, uint8_t height, uint16_t *buffer); </text:p>
      <text:p text:style-name="P2">void <text:span text:style-name="T2">OLED_Clear </text:span>(void);</text:p>
      <text:p text:style-name="P2"/>
      <text:p text:style-name="P2">/* <text:span text:style-name="T10">OLED High-voltage (14V) on/off control <text:s text:c="2"/>*/</text:span></text:p>
      <text:p text:style-name="P11">void <text:span text:style-name="T2">OLED_Switch_ON</text:span> (void); </text:p>
      <text:p text:style-name="P11">void <text:span text:style-name="T2">OLED_Switch_OFF </text:span>(void); </text:p>
      <text:p text:style-name="P2"/>
      <text:p text:style-name="P5">/* « <text:span text:style-name="T10">printf » type utilities – CAUTION : rely on emWin middleware, which mus therefore be enabled */</text:span></text:p>
      <text:p text:style-name="P11">void <text:span text:style-name="T2">OLED_Overwrite_CurrentLine</text:span>(void); </text:p>
      <text:p text:style-name="P11">void <text:span text:style-name="T2">OLED_PrintString</text:span>(char* string); </text:p>
      <text:p text:style-name="P11">void <text:span text:style-name="T2">OLED_PrintDec</text:span>(int32_t SignedInteger); </text:p>
      <text:p text:style-name="P11"><text:soft-page-break/>void <text:span text:style-name="T2">OLED_PrintHex</text:span>(uint16_t <text:s text:c="2"/>Unsigned16); </text:p>
      <text:p text:style-name="P11"/>
      <text:p text:style-name="P11">/**** Note : for rich graphics and text generation, the emWin graphics library has a lot to offer <text:s text:c="2"/>********/</text:p>
      <text:p text:style-name="P11"/>
      <text:p text:style-name="P2"/>
      <text:p text:style-name="P2"/>
      <text:p text:style-name="P30">Power Management</text:p>
      <text:p text:style-name="P6"/>
      <text:p text:style-name="P6"><text:span text:style-name="T8">(from file </text:span>LBF_PWR_lowlevAPI.h<text:span text:style-name="T8">)</text:span></text:p>
      <text:p text:style-name="P6"/>
      <text:p text:style-name="P6">void <text:span text:style-name="T2">Turn_VDDH_On</text:span>(void); </text:p>
      <text:p text:style-name="P6">void <text:span text:style-name="T2">Turn_VDDH_Off</text:span>(void); </text:p>
      <text:p text:style-name="P6">boolean_t <text:span text:style-name="T2">Check_VDDH_On</text:span>(void);</text:p>
      <text:p text:style-name="P6"/>
      <text:p text:style-name="P6"/>
      <text:p text:style-name="P30">UART <text:span text:style-name="T10">(#1 and #3) </text:span>Control</text:p>
      <text:p text:style-name="P8"/>
      <text:p text:style-name="P21"><text:span text:style-name="T8">(from file </text:span><text:s/>LBF_UART_lowlevAPI.h<text:span text:style-name="T8">)</text:span></text:p>
      <text:p text:style-name="P24"/>
      <text:p text:style-name="P11">void <text:span text:style-name="T2">UART_SendData</text:span> (UartID_t Uart_ID, uint8_t data); </text:p>
      <text:p text:style-name="P11">uint8_t <text:span text:style-name="T2">UART_ReceiveData</text:span> (UartID_t Uart_ID); </text:p>
      <text:p text:style-name="P11">void <text:span text:style-name="T2">UART_SendString</text:span>(UartID_t Uart_ID, char* pString); <text:s text:c="2"/>//!!F<text:span text:style-name="T19">ix needed in there</text:span></text:p>
      <text:p text:style-name="P11">void <text:span text:style-name="T2">UART_SendString_SwFlowControl</text:span>(UartID_t Uart_ID, char* pString); <text:s text:c="2"/>// !! <text:span text:style-name="T19">Fix needed in there</text:span></text:p>
      <text:p text:style-name="P11"><text:s/></text:p>
      <text:p text:style-name="P11">typedef enum { </text:p>
      <text:p text:style-name="P11"><text:s text:c="2"/><text:span text:style-name="T2">UART1</text:span> = 1, </text:p>
      <text:p text:style-name="P11"><text:s text:c="2"/><text:span text:style-name="T2">UART3</text:span> = 3 </text:p>
      <text:p text:style-name="P11">} <text:s text:c="3"/></text:p>
      <text:p text:style-name="P11"><text:span text:style-name="T2">UartID_t</text:span>;</text:p>
      <text:p text:style-name="P11"/>
      <text:p text:style-name="P11">// For UART software flow control </text:p>
      <text:p text:style-name="P11">#define <text:s/><text:span text:style-name="T2">XON</text:span> <text:s text:c="2"/>0x13 </text:p>
      <text:p text:style-name="P11">#define <text:s/><text:span text:style-name="T2">XOFF</text:span> <text:s/>0x11 </text:p>
      <text:p text:style-name="P11"/>
      <text:p text:style-name="P11"/>
      <text:p text:style-name="P31"><text:span text:style-name="T11">I2C #2 </text:span>Control</text:p>
      <text:p text:style-name="P9"/>
      <text:p text:style-name="P22"><text:span text:style-name="T8">(from file </text:span><text:s/>LBF_<text:span text:style-name="T11">I2C2</text:span>_lowlevAPI.h<text:span text:style-name="T8">)</text:span></text:p>
      <text:p text:style-name="P25"/>
      <text:p text:style-name="P13">void <text:tab/><text:span text:style-name="T2">I2C2_WriteSingleReg </text:span>(uint8_t ChipID, uint16_t RegAdd, uint8_t RegVal); </text:p>
      <text:p text:style-name="P13">void <text:s/><text:tab/><text:span text:style-name="T2">I2C2_WriteMultipleReg</text:span> (uint8_t ChipID, uint16_t RegAdd, uint8_t* pVal, uint16_t NumByteToWrite ); </text:p>
      <text:p text:style-name="P13"/>
      <text:p text:style-name="P13">uint8_t <text:tab/><text:span text:style-name="T2">I2C2_ReadSingleReg </text:span>(uint8_t ChipID, uint16_t RegAdd); </text:p>
      <text:p text:style-name="P13">void <text:tab/><text:span text:style-name="T2">I2C2_ReadMultipleReg</text:span> (uint8_t ChipID, uint16_t RegAdd, uint8_t* pVal, uint16_t NumByteToRead ); </text:p>
      <text:p text:style-name="P13"/>
      <text:p text:style-name="P13">void <text:tab/><text:span text:style-name="T2">I2C2_RmodWSingleReg</text:span> (uint8_t ChipID, uint16_t RegAdd, uint8_t RegMask, uint8_t RegUpdateVal); </text:p>
      <text:p text:style-name="P13"/>
      <text:p text:style-name="P12"/>
      <text:p text:style-name="P30">Services</text:p>
      <text:p text:style-name="P7"/>
      <text:p text:style-name="P23"><text:span text:style-name="T8">(from file</text:span> Services.h<text:span text:style-name="T8">)</text:span></text:p>
      <text:p text:style-name="P8"/>
      <text:p text:style-name="P6">void <text:span text:style-name="T2">Delay_ms </text:span>(volatile uint32_t nTime);</text:p>
      <text:p text:style-name="P6"/>
      <text:p text:style-name="P6"/>
      <text:p text:style-name="P6"/>
      <text:p text:style-name="P33">Pin aliases</text:p>
      <text:p text:style-name="P14"/>
      <text:p text:style-name="P14"><text:span text:style-name="T14">(from file</text:span><text:span text:style-name="T13"> </text:span><text:span text:style-name="T12">pin_aliases</text:span><text:span text:style-name="T13">.h</text:span><text:span text:style-name="T14">)</text:span></text:p>
      <text:p text:style-name="P50"><text:soft-page-break/></text:p>
      <text:p text:style-name="P14"><text:s/></text:p>
      <text:p text:style-name="P14">/* <text:s/>==== Power Management ============================================== */ </text:p>
      <text:p text:style-name="P14"/>
      <text:p text:style-name="P14"/>
      <text:p text:style-name="P14">/* --- LTC3533 PMIC ---*/ </text:p>
      <text:p text:style-name="P14"/>
      <text:p text:style-name="P14">//PC2 - HPWR, STM32 output </text:p>
      <text:p text:style-name="P14">#define<text:tab/><text:span text:style-name="T2">HPWR_PIN</text:span><text:tab/><text:tab/>GPIO_PIN_2 </text:p>
      <text:p text:style-name="P14">#define <text:span text:style-name="T2">HPWR_PORT</text:span><text:tab/><text:tab/>GPIOC </text:p>
      <text:p text:style-name="P14"/>
      <text:p text:style-name="P14">//PB6 - BUCK_ON, STM32 output </text:p>
      <text:p text:style-name="P14">#define<text:tab/><text:span text:style-name="T2">BUCK3V_ON_PIN</text:span><text:tab/><text:tab/>GPIO_PIN_6 </text:p>
      <text:p text:style-name="P14">#define <text:span text:style-name="T2">BUCK3V_ON_PORT</text:span><text:tab/><text:tab/>GPIOB </text:p>
      <text:p text:style-name="P14"/>
      <text:p text:style-name="P14">//PC13 - ONOFF_STAT (debounced On/Off push-button), STM32 input </text:p>
      <text:p text:style-name="P14">#define<text:tab/><text:span text:style-name="T2">ONOFF_STAT_PIN</text:span><text:tab/><text:tab/>GPIO_PIN_13 </text:p>
      <text:p text:style-name="P14">#define <text:span text:style-name="T2">ONOFF_STAT_PORT</text:span><text:tab/><text:tab/>GPIOC </text:p>
      <text:p text:style-name="P14"/>
      <text:p text:style-name="P14"/>
      <text:p text:style-name="P14">/* --- TPS22929 Power Switch (DC-DC Boost Converter On/Off) ---*/ </text:p>
      <text:p text:style-name="P14"/>
      <text:p text:style-name="P14">// PC0 - <text:s/>BOOSTCONV_EN, <text:s/>STM32 output </text:p>
      <text:p text:style-name="P14">#define<text:tab/><text:span text:style-name="T2">VDDH_EN_PIN<text:tab/></text:span><text:tab/>GPIO_PIN_0 </text:p>
      <text:p text:style-name="P14">#define <text:span text:style-name="T2">VDDH_EN_PORT</text:span><text:tab/>GPIOC </text:p>
      <text:p text:style-name="P14"/>
      <text:p text:style-name="P14"/>
      <text:p text:style-name="P14">/* <text:s/>==== LEDs <text:s/>======================================================== */ </text:p>
      <text:p text:style-name="P14"/>
      <text:p text:style-name="P14">// PC3 - <text:s/>STM32_LED, <text:s/>STM32 output </text:p>
      <text:p text:style-name="P14">#define<text:tab/><text:span text:style-name="T2">STM32_LED_PIN</text:span><text:tab/>GPIO_PIN_3 </text:p>
      <text:p text:style-name="P14">#define <text:span text:style-name="T2">STM32_LED_PORT</text:span><text:tab/>GPIOC </text:p>
      <text:p text:style-name="P14"/>
      <text:p text:style-name="P14"/>
      <text:p text:style-name="P14">/* <text:s/>==== Selection Switches <text:s/>=========================================== */ </text:p>
      <text:p text:style-name="P14"/>
      <text:p text:style-name="P14">// PA15 - <text:s/>SWITCH1, <text:s/>STM32 input </text:p>
      <text:p text:style-name="P14">#define<text:tab/><text:span text:style-name="T2">SWITCH1_PIN</text:span><text:tab/><text:tab/>GPIO_PIN_15 </text:p>
      <text:p text:style-name="P14">#define <text:span text:style-name="T2">SWITCH1_PORT</text:span><text:tab/>GPIOA </text:p>
      <text:p text:style-name="P14"/>
      <text:p text:style-name="P14">// PC8 - <text:s/>SWITCH2, <text:s/>STM32 input </text:p>
      <text:p text:style-name="P14">#define<text:tab/><text:span text:style-name="T2">SWITCH2_PIN<text:tab/><text:tab/></text:span>GPIO_PIN_8 </text:p>
      <text:p text:style-name="P14">#define <text:span text:style-name="T2">SWITCH2_PORT</text:span><text:tab/>GPIOC </text:p>
      <text:p text:style-name="P14"/>
      <text:p text:style-name="P14">/* <text:s/>==== I2C1 <text:s text:c="2"/>======================================================== */ </text:p>
      <text:p text:style-name="P14"/>
      <text:p text:style-name="P14">// PB8 - SCL, STM32 output, Open-Drain </text:p>
      <text:p text:style-name="P14">// PB9 - SDA, STM32 output/input, Open-Drain </text:p>
      <text:p text:style-name="P14">#define<text:span text:style-name="T2"><text:tab/>I2C1_SCL_PIN</text:span><text:tab/><text:tab/>GPIO_PIN_8 </text:p>
      <text:p text:style-name="P14">#define<text:tab/><text:span text:style-name="T2">I2C1_SDA_PIN</text:span><text:tab/>GPIO_PIN_9 </text:p>
      <text:p text:style-name="P14">#define<text:tab/><text:span text:style-name="T2">I2C1_PORT</text:span><text:tab/><text:tab/>GPIOB </text:p>
      <text:p text:style-name="P14"/>
      <text:p text:style-name="P14">/* <text:s/>==== I2C2 <text:s text:c="2"/>======================================================== */ </text:p>
      <text:p text:style-name="P14"/>
      <text:p text:style-name="P14">// PB10 - SCL, STM32 output, Open-Drain </text:p>
      <text:p text:style-name="P14">// PB11 - SDA, STM32 output/input, Open-Drain </text:p>
      <text:p text:style-name="P14">#define<text:span text:style-name="T2"><text:tab/>I2C2_SCL_PIN</text:span><text:tab/><text:tab/>GPIO_PIN_10 </text:p>
      <text:p text:style-name="P14">#define<text:tab/><text:span text:style-name="T2">I2C2_SDA_PIN<text:tab/></text:span>GPIO_PIN_11 </text:p>
      <text:p text:style-name="P14">#define<text:tab/><text:span text:style-name="T2">I2C2_PORT</text:span><text:tab/><text:tab/>GPIOB </text:p>
      <text:p text:style-name="P14"/>
      <text:p text:style-name="P14"><text:soft-page-break/>/* <text:s/>==== SPI1 <text:s text:c="2"/>========================================================= */ </text:p>
      <text:p text:style-name="P14"/>
      <text:p text:style-name="P14">// PA5 - CK, STM32 output, Std CMOS </text:p>
      <text:p text:style-name="P14">// PA6 - MISO, STM32 input </text:p>
      <text:p text:style-name="P14">// PA7 - MOSI, STM32 output, Std CMOS </text:p>
      <text:p text:style-name="P14">#define<text:tab/><text:span text:style-name="T2">SPI1_SCK_PIN</text:span><text:tab/>GPIO_PIN_5 </text:p>
      <text:p text:style-name="P14">#define<text:span text:style-name="T2"><text:tab/>SPI1_MISO_PIN</text:span><text:tab/>GPIO_PIN_6 </text:p>
      <text:p text:style-name="P14">#define<text:tab/><text:span text:style-name="T2">SPI1_MOSI_PIN</text:span><text:tab/>GPIO_PIN_7 </text:p>
      <text:p text:style-name="P14">#define<text:tab/><text:span text:style-name="T2">SPI1_PORT</text:span><text:tab/>GPIOA </text:p>
      <text:p text:style-name="P14"/>
      <text:p text:style-name="P14">/* <text:s/>==== SPI3 <text:s text:c="2"/>========================================================= */ </text:p>
      <text:p text:style-name="P14"/>
      <text:p text:style-name="P14">// PB3 - CK, STM32 output, Std CMOS </text:p>
      <text:p text:style-name="P14">// PB4 - MISO, STM32 input </text:p>
      <text:p text:style-name="P14">// PB5 - MOSI, STM32 output, Std CMOS </text:p>
      <text:p text:style-name="P14">#define<text:tab/><text:span text:style-name="T2">SPI3_SCK_PIN</text:span><text:tab/>GPIO_PIN_3 </text:p>
      <text:p text:style-name="P14">#define<text:span text:style-name="T2"><text:tab/>SPI3_MISO_PIN</text:span><text:tab/>GPIO_PIN_4 </text:p>
      <text:p text:style-name="P14">#define<text:tab/><text:span text:style-name="T2">SPI3_MOSI_PIN</text:span><text:tab/>GPIO_PIN_5 </text:p>
      <text:p text:style-name="P14">#define<text:tab/><text:span text:style-name="T2">SPI3_PORT</text:span><text:tab/><text:tab/>GPIOB </text:p>
      <text:p text:style-name="P14"/>
      <text:p text:style-name="P14">/* <text:s/>==== UART1 <text:s/>======================================================= */ </text:p>
      <text:p text:style-name="P14">// PA9 - TX, STM32 output, Std CMOS </text:p>
      <text:p text:style-name="P14">// PA10 - RX, STM32 input </text:p>
      <text:p text:style-name="P14"/>
      <text:p text:style-name="P14">#define<text:tab/><text:span text:style-name="T2">UART1_TX_PIN</text:span><text:tab/>GPIO_PIN_9 </text:p>
      <text:p text:style-name="P14">#define<text:tab/><text:span text:style-name="T2">UART1_RX_PIN</text:span><text:tab/>GPIO_PIN_10 </text:p>
      <text:p text:style-name="P14">#define<text:tab/><text:span text:style-name="T2">UART1_PORT<text:tab/></text:span>GPIOA </text:p>
      <text:p text:style-name="P14"/>
      <text:p text:style-name="P14">/* <text:s/>==== USART 2 <text:s/>======================================================= */ </text:p>
      <text:p text:style-name="P14">// PA2 - TX, STM32 output, Std CMOS </text:p>
      <text:p text:style-name="P14">// PA3 - RX, STM32 input </text:p>
      <text:p text:style-name="P14">// PA4 - CK, STM32 output, Std CMOS </text:p>
      <text:p text:style-name="P14"/>
      <text:p text:style-name="P14">#define<text:tab/><text:span text:style-name="T2">USART2_TX_PIN</text:span><text:tab/>GPIO_PIN_2 </text:p>
      <text:p text:style-name="P14">#define<text:tab/><text:span text:style-name="T2">USART2_RX_PIN</text:span><text:tab/>GPIO_PIN_3 </text:p>
      <text:p text:style-name="P14">#define<text:tab/><text:span text:style-name="T2">USART2_CK_PIN</text:span><text:tab/>GPIO_PIN_4 </text:p>
      <text:p text:style-name="P14">#define<text:tab/><text:span text:style-name="T2">USART2_PORT</text:span><text:tab/>GPIOA </text:p>
      <text:p text:style-name="P14"/>
      <text:p text:style-name="P14">/* <text:s/>==== UART 3 <text:s/>======================================================= */ </text:p>
      <text:p text:style-name="P14">// PC10 - TX, STM32 output, Std CMOS </text:p>
      <text:p text:style-name="P14">// PC11 - RX, STM32 input </text:p>
      <text:p text:style-name="P14"/>
      <text:p text:style-name="P14">#define<text:tab/><text:span text:style-name="T2">UART3_TX_PIN</text:span><text:tab/>GPIO_PIN_10 </text:p>
      <text:p text:style-name="P14">#define<text:tab/><text:span text:style-name="T2">UART3_RX_PIN</text:span><text:tab/>GPIO_PIN_11 </text:p>
      <text:p text:style-name="P14">#define<text:span text:style-name="T2"><text:tab/>UART3_PORT</text:span><text:tab/><text:tab/>GPIOC </text:p>
      <text:p text:style-name="P14"/>
      <text:p text:style-name="P14">/* <text:s/>==== DATA FLASH (excl SPI) <text:s text:c="2"/>======================================== */ </text:p>
      <text:p text:style-name="P14"/>
      <text:p text:style-name="P14">// PB7 = nCS </text:p>
      <text:p text:style-name="P14">#define <text:span text:style-name="T2">FLASH_CS_PIN</text:span><text:tab/>GPIO_PIN_7 </text:p>
      <text:p text:style-name="P14">#define <text:span text:style-name="T2">FLASH_CS_PORT</text:span><text:tab/>GPIOB </text:p>
      <text:p text:style-name="P14"/>
      <text:p text:style-name="P14">/* <text:s/>==== BTLE (excl UART) <text:s text:c="6"/>======================================== */ </text:p>
      <text:p text:style-name="P14"/>
      <text:p text:style-name="P14">// PC9 = BT_RST (active high) </text:p>
      <text:p text:style-name="P14">#define <text:span text:style-name="T2">BT_RST_PIN</text:span><text:tab/><text:tab/>GPIO_PIN_9 </text:p>
      <text:p text:style-name="P14">#define <text:span text:style-name="T2">BT_RST_PORT</text:span><text:tab/>GPIOC </text:p>
      <text:p text:style-name="P14"/>
      <text:p text:style-name="P14">/* <text:s/>==== LSM6DS3 ACCEL/GYRO <text:s text:c="4"/>======================================== */ </text:p>
      <text:p text:style-name="P14"/>
      <text:p text:style-name="P14"><text:soft-page-break/>// PB15 = INT1_ACC_GYR, PC6 = INT2_ACC_GYR </text:p>
      <text:p text:style-name="P14">#define <text:span text:style-name="T2">INT1_ACC_GYR_PIN</text:span><text:tab/>GPIO_PIN_15 </text:p>
      <text:p text:style-name="P14">#define<text:span text:style-name="T2"> INT1_ACC_GYR_PORT</text:span><text:tab/>GPIOB </text:p>
      <text:p text:style-name="P14">#define<text:span text:style-name="T2"> INT2_ACC_GYR_PIN</text:span><text:tab/>GPIO_PIN_6 </text:p>
      <text:p text:style-name="P14">#define<text:span text:style-name="T2"> INT2_ACC_GYR_PORT</text:span><text:tab/>GPIOC </text:p>
      <text:p text:style-name="P14"/>
      <text:p text:style-name="P46">/* <text:s/>==== LIS3MDL MAGNETO <text:s text:c="7"/>======================================== */</text:p>
      <text:p text:style-name="P46"></text:p>
      <text:p text:style-name="P46">// PB13 = DRDY_MAG, PB14 = IRQ_MAG</text:p>
      <text:p text:style-name="P46">#define <text:span text:style-name="T2">DRDY_MAG_PIN</text:span><text:tab/>GPIO_PIN_13</text:p>
      <text:p text:style-name="P46">#define <text:span text:style-name="T2">IRQ_MAG_PIN</text:span><text:tab/>GPIO_PIN_14</text:p>
      <text:p text:style-name="P46">#define <text:span text:style-name="T2">MAG_PORT</text:span><text:tab/>GPIOB</text:p>
      <text:p text:style-name="P46"/>
      <text:p text:style-name="P14">/* <text:s/>==== BATTERY <text:s text:c="16"/>======================================== */ </text:p>
      <text:p text:style-name="P14"/>
      <text:p text:style-name="P14">// PC1 = BATT_ADC_MEAS, PC7 = BATT_MEAS_EN </text:p>
      <text:p text:style-name="P14">#define <text:span text:style-name="T2">BATT_ADC_MEAS_PIN</text:span><text:tab/>GPIO_PIN_1 </text:p>
      <text:p text:style-name="P14">#define <text:span text:style-name="T2">BATT_MEAS_EN_PIN</text:span><text:tab/>GPIO_PIN_7 </text:p>
      <text:p text:style-name="P14">#define <text:span text:style-name="T2">BATT_PORT</text:span><text:tab/><text:tab/>GPIOC </text:p>
      <text:p text:style-name="P14"/>
      <text:p text:style-name="P14">/* <text:s/>==== OLED (excl SPI) <text:s text:c="8"/>======================================== */ </text:p>
      <text:p text:style-name="P14"/>
      <text:p text:style-name="P14">// PC4 - OLED_RS, STM32 output </text:p>
      <text:p text:style-name="P14">#define<text:tab/><text:span text:style-name="T2">OLED_RS_PIN<text:tab/></text:span><text:tab/>GPIO_PIN_4 </text:p>
      <text:p text:style-name="P14">#define <text:span text:style-name="T2">OLED_RS_PORT</text:span><text:tab/><text:tab/>GPIOC </text:p>
      <text:p text:style-name="P14"/>
      <text:p text:style-name="P14">// PC5, OLED_NCS, STM32 output </text:p>
      <text:p text:style-name="P14">#define<text:tab/><text:span text:style-name="T2">OLED_CS_PIN</text:span><text:tab/><text:tab/>GPIO_PIN_5 </text:p>
      <text:p text:style-name="P14">#define <text:span text:style-name="T2">OLED_CS_PORT</text:span><text:tab/><text:tab/>GPIOC </text:p>
      <text:p text:style-name="P14"/>
      <text:p text:style-name="P14">// PB1 - OLED_RESET, STM32 output </text:p>
      <text:p text:style-name="P14">#define<text:tab/><text:span text:style-name="T2">OLED_RESET_PIN</text:span><text:tab/><text:tab/>GPIO_PIN_1 </text:p>
      <text:p text:style-name="P14">#define <text:span text:style-name="T2">OLED_RESET_PORT</text:span><text:tab/><text:tab/>GPIOB </text:p>
      <text:p text:style-name="P14"/>
      <text:p text:style-name="P14"/>
      <text:p text:style-name="P35"><text:span text:style-name="T18">Aliase</text:span>s <text:span text:style-name="T18">for on-board chips (ID, registers, etc.)</text:span></text:p>
      <text:p text:style-name="P16"/>
      <text:p text:style-name="P16"><text:span text:style-name="T14">(from file</text:span><text:span text:style-name="T13"> </text:span><text:span text:style-name="T16">OnBoard_chip_aliasas</text:span><text:span text:style-name="T13">.h</text:span><text:span text:style-name="T14">)</text:span></text:p>
      <text:p text:style-name="P51"/>
      <text:p text:style-name="P53">// Magnetometer : <text:s/>ST LIS3MDL </text:p>
      <text:p text:style-name="P42"><text:span text:style-name="T8">#define </text:span><text:span text:style-name="T4">LIS3MDL_CHIPID</text:span><text:span text:style-name="T8"><text:tab/>0x1C </text:span></text:p>
      <text:p text:style-name="P42"><text:span text:style-name="T8">#define </text:span><text:span text:style-name="T4">LIS3MDL_WHOAMI</text:span><text:span text:style-name="T8"><text:tab/>0x0F<text:tab/> </text:span></text:p>
      <text:p text:style-name="P42"><text:span text:style-name="T8">#define </text:span><text:span text:style-name="T4">LIS3MDL_WHOAMI_CONTENTS</text:span><text:span text:style-name="T8"><text:tab/>0x3D<text:tab/> </text:span></text:p>
      <text:p text:style-name="P53"/>
      <text:p text:style-name="P53">// Accelerometer/Gyro : <text:s/>ST LSM6DS3 </text:p>
      <text:p text:style-name="P42"><text:span text:style-name="T8">#define </text:span><text:span text:style-name="T4">LSM6DS3_CHIPID</text:span><text:span text:style-name="T8"><text:tab/>0x6A </text:span></text:p>
      <text:p text:style-name="P42"><text:span text:style-name="T8">#define </text:span><text:span text:style-name="T4">LSM6DS3_WHOAMI</text:span><text:span text:style-name="T8"><text:tab/>0x0F<text:tab/> </text:span></text:p>
      <text:p text:style-name="P42"><text:span text:style-name="T8">#define </text:span><text:span text:style-name="T4">LSM6DS3_WHOAMI_CONTENTS</text:span><text:span text:style-name="T8"><text:tab/>0x69 </text:span></text:p>
      <text:p text:style-name="P53"/>
      <text:p text:style-name="P53">// ALS/Proximity : ST VL6180X </text:p>
      <text:p text:style-name="P42"><text:span text:style-name="T8">#define </text:span><text:span text:style-name="T4">VL6180X_CHIPID</text:span><text:span text:style-name="T8"><text:tab/>0x29 </text:span></text:p>
      <text:p text:style-name="P42"><text:span text:style-name="T8">#define</text:span><text:span text:style-name="T4"> VL6180X_WHOAMI</text:span><text:span text:style-name="T8"><text:tab/>0x00 </text:span></text:p>
      <text:p text:style-name="P42"><text:span text:style-name="T8">#define </text:span><text:span text:style-name="T4">VL6180X_WHOAMI_CONTENTS</text:span><text:span text:style-name="T8"><text:tab/>0xB4<text:tab/> </text:span></text:p>
      <text:p text:style-name="P53"/>
      <text:p text:style-name="P53">// Pressure/Temp Sensor : ST LPS25H </text:p>
      <text:p text:style-name="P42"><text:span text:style-name="T8">#define </text:span><text:span text:style-name="T4">LPS25H_CHIPID</text:span><text:span text:style-name="T8"><text:tab/>0x5C </text:span></text:p>
      <text:p text:style-name="P42"><text:span text:style-name="T8">#define </text:span><text:span text:style-name="T4">LPS25H_WHOAMI</text:span><text:span text:style-name="T8"><text:tab/>0x0F<text:tab/> </text:span></text:p>
      <text:p text:style-name="P42"><text:span text:style-name="T8">#define</text:span><text:span text:style-name="T4"> LPS25H_WHOAMI_CONTENTS</text:span><text:span text:style-name="T8"><text:tab/>0xBD </text:span></text:p>
      <text:p text:style-name="P51"/>
      <text:p text:style-name="P51"/>
      <text:p text:style-name="P34"><text:soft-page-break/>Global Variables</text:p>
      <text:p text:style-name="P15"/>
      <text:p text:style-name="P15"><text:span text:style-name="T14">(from file</text:span><text:span text:style-name="T13"> </text:span><text:span text:style-name="T15">global_variables</text:span><text:span text:style-name="T13">.h</text:span><text:span text:style-name="T14">)</text:span></text:p>
      <text:p text:style-name="P52"/>
      <text:p text:style-name="P15"><text:s/><text:span text:style-name="T17">/* <text:s text:c="2"/>------- Handles on structures used by HAL API Functions <text:s text:c="2"/>------------- */ </text:span></text:p>
      <text:p text:style-name="P17"/>
      <text:p text:style-name="P17">extern UART_HandleTypeDef <text:span text:style-name="T2">huart1</text:span>; <text:s text:c="2"/><text:tab/><text:tab/>// initialized in LBF_UART1_Init.c </text:p>
      <text:p text:style-name="P17">extern USART_HandleTypeDef <text:span text:style-name="T2">husart2</text:span>; <text:tab/>// initialized in LBF_USART2_Init.c </text:p>
      <text:p text:style-name="P17">extern UART_HandleTypeDef <text:span text:style-name="T2">huart3</text:span>; <text:tab/><text:tab/>// initialized in LBF_USART3_Init.c </text:p>
      <text:p text:style-name="P17">extern I2C_HandleTypeDef <text:span text:style-name="T2">hi2c1</text:span>; <text:s text:c="4"/><text:tab/><text:tab/>// initialized in LBF_I2C1_Init.c </text:p>
      <text:p text:style-name="P17">extern I2C_HandleTypeDef <text:span text:style-name="T2">hi2c2</text:span>; <text:s text:c="4"/><text:tab/><text:tab/>// initialized in LBF_I2C2_Init.c </text:p>
      <text:p text:style-name="P17">extern SPI_HandleTypeDef <text:span text:style-name="T2">hspi1</text:span>; <text:s text:c="4"/><text:tab/><text:tab/>// initialized in LBF_SPI1_Init.c </text:p>
      <text:p text:style-name="P17">extern SPI_HandleTypeDef <text:span text:style-name="T2">hspi3</text:span><text:span text:style-name="T5">; <text:s text:c="4"/><text:tab/><text:tab/>//</text:span> initialized in LBF_SPI3_Init.c </text:p>
      <text:p text:style-name="P46">extern TIM_HandleTypeDef <text:span text:style-name="T2">htim4</text:span>; <text:s text:c="24"/>// initialized in LBF_PWM4_Ch3-4_Init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meya </meta:initial-creator>
    <meta:creation-date>2015-01-15T16:10:13.007751160</meta:creation-date>
    <dc:date>2015-05-07T15:39:08.766545602</dc:date>
    <dc:creator>cymeya </dc:creator>
    <meta:editing-duration>PT1H4M37S</meta:editing-duration>
    <meta:editing-cycles>11</meta:editing-cycles>
    <meta:generator>LibreOffice/4.1.2.3$Linux_X86_64 LibreOffice_project/410m0$Build-3</meta:generator>
    <meta:document-statistic meta:table-count="0" meta:image-count="0" meta:object-count="0" meta:page-count="7" meta:paragraph-count="253" meta:word-count="1157" meta:character-count="10230" meta:non-whitespace-character-count="8802"/>
  </office:meta>
</office:document-meta>
</file>